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_temp-tunning" table:style-name="ta1">
        <table:shapes>
          <draw:frame draw:z-index="0" draw:style-name="gr1" draw:text-style-name="P1" svg:width="443pt" svg:height="249.22pt" svg:x="508.14pt" svg:y="6.01pt">
            <draw:object draw:notify-on-update-of-ranges="'sa_temp-tunning'.A2:'sa_temp-tunning'.A9 'sa_temp-tunning'.B2:'sa_temp-tunning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53.93pt" svg:height="226.63pt" svg:x="154.35pt" svg:y="127.98pt">
            <draw:object draw:notify-on-update-of-ranges="'sa_temp-tunning'.A2:'sa_temp-tunning'.A9 'sa_temp-tunning'.C2:'sa_temp-tunning'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avg_time</text:p>
          </table:table-cell>
          <table:table-cell office:value-type="string" calcext:value-type="string">
            <text:p>rel_del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8484764099121" calcext:value-type="float">
            <text:p>0.338484764099121</text:p>
          </table:table-cell>
          <table:table-cell office:value-type="float" office:value="0.196510161731022" calcext:value-type="float">
            <text:p>0.1965101617310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61809492111206" calcext:value-type="float">
            <text:p>0.861809492111206</text:p>
          </table:table-cell>
          <table:table-cell office:value-type="float" office:value="0.218522174367528" calcext:value-type="float">
            <text:p>0.2185221743675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4247324943542" calcext:value-type="float">
            <text:p>1.64247324943542</text:p>
          </table:table-cell>
          <table:table-cell office:value-type="float" office:value="0.222390190762281" calcext:value-type="float">
            <text:p>0.2223901907622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8102660655975" calcext:value-type="float">
            <text:p>3.38102660655975</text:p>
          </table:table-cell>
          <table:table-cell office:value-type="float" office:value="0.279534803063366" calcext:value-type="float">
            <text:p>0.2795348030633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98266178131104" calcext:value-type="float">
            <text:p>4.98266178131104</text:p>
          </table:table-cell>
          <table:table-cell office:value-type="float" office:value="0.280962291164429" calcext:value-type="float">
            <text:p>0.2809622911644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9833840847015" calcext:value-type="float">
            <text:p>6.79833840847015</text:p>
          </table:table-cell>
          <table:table-cell office:value-type="float" office:value="0.331078655319779" calcext:value-type="float">
            <text:p>0.3310786553197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.5675832939148" calcext:value-type="float">
            <text:p>10.5675832939148</text:p>
          </table:table-cell>
          <table:table-cell office:value-type="float" office:value="0.30882066490448" calcext:value-type="float">
            <text:p>0.308820664904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.4986362028122" calcext:value-type="float">
            <text:p>17.4986362028122</text:p>
          </table:table-cell>
          <table:table-cell office:value-type="float" office:value="0.32475304642689" calcext:value-type="float">
            <text:p>0.32475304642689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_exe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6:47:55.195318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4-02T17:44:57.699099942</dc:date>
    <meta:editing-duration>PT46M52S</meta:editing-duration>
    <meta:editing-cycles>2</meta:editing-cycles>
    <meta:document-statistic meta:table-count="1" meta:cell-count="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29cm" svg:height="8.793cm" xlink:href=".." xlink:type="simple" chart:class="chart:scatter" chart:style-name="ch1">
        <chart:legend chart:legend-position="end" svg:x="12.777cm" svg:y="4.097cm" style:legend-expansion="high" chart:style-name="ch2"/>
        <chart:plot-area chart:style-name="ch3" table:cell-range-address="'sa_temp-tunning'.A2:'sa_temp-tunning'.B9" svg:x="0.312cm" svg:y="0.175cm" svg:width="12.153cm" svg:height="8.443cm">
          <chartooo:coordinate-region svg:x="0.748cm" svg:y="0.375cm" svg:width="11.252cm" svg:height="7.5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a_temp-tunning'.B2:'sa_temp-tunning'.B9" chart:class="chart:scatter">
            <chart:domain table:cell-range-address="'sa_temp-tunning'.A2:'sa_temp-tunning'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a_temp-tunning'.A2:'sa_temp-tunning'.A9</svg:desc>
                </draw:g>
              </table:table-cell>
              <table:table-cell office:value-type="float" office:value="0.338484764099121">
                <text:p>0.338484764099121</text:p>
                <draw:g>
                  <svg:desc>'sa_temp-tunning'.B2:'sa_temp-tunning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861809492111206">
                <text:p>0.861809492111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.64247324943542">
                <text:p>1.64247324943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.38102660655975">
                <text:p>3.38102660655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4.98266178131104">
                <text:p>4.98266178131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6.79833840847015">
                <text:p>6.79833840847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0.5675832939148">
                <text:p>10.5675832939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7.4986362028122">
                <text:p>17.4986362028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87cm" svg:height="7.996cm" xlink:href=".." xlink:type="simple" chart:class="chart:scatter" chart:style-name="ch1">
        <chart:legend chart:legend-position="end" svg:x="10.224cm" svg:y="3.699cm" style:legend-expansion="high" chart:style-name="ch2"/>
        <chart:plot-area chart:style-name="ch3" table:cell-range-address="'sa_temp-tunning'.A2:'sa_temp-tunning'.A9 'sa_temp-tunning'.C2:'sa_temp-tunning'.C9" svg:x="0.249cm" svg:y="0.159cm" svg:width="9.726cm" svg:height="7.678cm">
          <chartooo:coordinate-region svg:x="1.161cm" svg:y="0.358cm" svg:width="8.534cm" svg:height="6.8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a_temp-tunning'.C2:'sa_temp-tunning'.C9" chart:class="chart:scatter">
            <chart:domain table:cell-range-address="'sa_temp-tunning'.A2:'sa_temp-tunning'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a_temp-tunning'.A2:'sa_temp-tunning'.A9</svg:desc>
                </draw:g>
              </table:table-cell>
              <table:table-cell office:value-type="float" office:value="0.196510161731022">
                <text:p>0.196510161731022</text:p>
                <draw:g>
                  <svg:desc>'sa_temp-tunning'.C2:'sa_temp-tunning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218522174367528">
                <text:p>0.218522174367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222390190762281">
                <text:p>0.222390190762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279534803063366">
                <text:p>0.279534803063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280962291164429">
                <text:p>0.280962291164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331078655319779">
                <text:p>0.331078655319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30882066490448">
                <text:p>0.30882066490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32475304642689">
                <text:p>0.324753046426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